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14.png" xlink:type="simple" xlink:show="embed" xlink:actuate="onLoad"/></draw:frame></text:p>
          </table:table-cell>
          <table:table-cell table:style-name="Table1.B1" office:value-type="string">
            <text:h text:style-name="P1" text:outline-level="1">Спектральная плотност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скалярный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011cm" svg:height="1.529cm" draw:z-index="1"><draw:image xlink:href="../images/021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пектральной плотности <text:span text:style-name="T1">скалярного</text:span> входного сигнала.</text:p>
            <text:p text:style-name="P5">Спектральная плотность вычисляется по следующему алгоритму:</text:p>
            <text:list xml:id="list7923566851479951842" text:style-name="L1">
              <text:list-item>
                <text:p text:style-name="P6">Реализация делится на отдельные серии, причём <text:span text:style-name="T4">размер серии должен быть целой степенью числа 2</text:span>.</text:p>
              </text:list-item>
              <text:list-item>
                <text:p text:style-name="P6">Выполняется предварительная подготовка данных, состоящая: в удалении из исходных данных среднего значения или линейного тренда; в умножении данных на весовые коэффициенты (временное окно). Умножение данных на временное окно позволяет уменьшить погрешности, связанные с вычислением дискретного преобразования Фурье, например, уменьшить просачивание через боковые максимумы.</text:p>
              </text:list-item>
              <text:list-item>
                <text:p text:style-name="P8"><text:span text:style-name="T6">Методом быстрого преобразования Фурье (БПФ) вычисляется дискретное преобразование Фурье последовательности определяемое по формуле:<text:line-break/></text:span><text:span text:style-name="T6"><draw:frame draw:style-name="fr3" draw:name="Объект1" text:anchor-type="as-char" svg:width="9.059cm" svg:height="2.12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        </text:list-item>
              <text:list-item>
                <text:p text:style-name="P9"><text:span text:style-name="T6">Абсолютная спектральная плотность определяется по формуле:<text:line-break/></text:span><text:span text:style-name="T6"><draw:frame draw:style-name="fr3" draw:name="Объект2" text:anchor-type="as-char" svg:width="2.91cm" svg:height="1.16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, </text:span><text:span text:style-name="T6">где<text:line-break/></text:span><text:span text:style-name="T6"><draw:frame draw:style-name="fr3" draw:name="Объект3" text:anchor-type="as-char" svg:width="0.796cm" svg:height="0.54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– </text:span><text:span text:style-name="T6">период дискретизации сигнала;<text:line-break/></text:span><text:span text:style-name="T6"><draw:frame draw:style-name="fr3" draw:name="Объект4" text:anchor-type="as-char" svg:width="0.478cm" svg:height="0.48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 </text:span><text:span text:style-name="T6">к</text:span><text:span text:style-name="T6">оэффициент, зависящий от способа взвешивания входной величины;<text:line-break/></text:span><text:span text:style-name="T6"><draw:frame draw:style-name="fr3" draw:name="Объект5" text:anchor-type="as-char" svg:width="0.818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– значение дискретного преобразования Фурье на k-й гармонике.</text:span></text:p>
              </text:list-item>
            </text:list>
            <text:p text:style-name="P5">Нормированная спектральная плотность вычисляется путем деления абсолютной на дисперсию сигнала.</text:p>
            <text:p text:style-name="P5">Блок имеет 1 <text:span text:style-name="T1">входной</text:span> порт и 2 <text:span text:style-name="T1">выходных</text:span> порта.</text:p>
            <text:p text:style-name="P5">Входной сигнал должен быть <text:span text:style-name="T4">скалярным</text:span>.</text:p>
            <text:p text:style-name="P5">Сигнал на 1-ом выходном порте – вектор частот. <text:s/></text:p>
            <text:p text:style-name="P5">Сигнал на 2-ом выходном порте – вектор значений спектральной плотности. </text:p>
            <text:p text:style-name="P5">Размерности выходов сигналов одинаковы и равны <text:span text:style-name="T7">0,5·N – 1</text:span>, где <text:span text:style-name="T1">N</text:span> – размер серии.</text:p>
            <text:p text:style-name="P5"><text:span text:style-name="T4">Свойства</text:span>:</text:p>
            <text:list xml:id="list7340006476332003545" text:style-name="L2">
              <text:list-item>
                <text:p text:style-name="P7">Размер серии – значение этого свойства определяет размер серии в выборке. Размер серии <text:span text:style-name="T4">должен быть целой степенью числа 2</text:span>.</text:p>
              </text:list-item>
              <text:list-item>
                <text:p text:style-name="P10"><text:soft-page-break/><text:span text:style-name="T6">Способ расчета: </text:span><text:span text:style-name="T5">По всем сериям </text:span><text:span text:style-name="T6">- </text:span><text:span text:style-name="T2">спектральная плотность</text:span><text:span text:style-name="T6"> вычисляется по неограниченному числу значений, при этом результаты расчёта усредняются по всем сериям, </text:span><text:span text:style-name="T5">По каждой серии </text:span><text:span text:style-name="T6">- </text:span><text:span text:style-name="T2">спектральная плотность</text:span><text:span text:style-name="T6"> вычисляется по отдельным сериям.</text:span></text:p>
              </text:list-item>
              <text:list-item>
                <text:p text:style-name="P10"><text:span text:style-name="T6">Период квантования, с – значение этого свойства определяет длительность временного интервала между </text:span><text:span text:style-name="T2">двумя последовательными</text:span><text:span text:style-name="T6"> считываниями значений сигнала на входе блока. Если это свойство равно </text:span><text:span text:style-name="T5">0</text:span><text:span text:style-name="T6"> (нулю), то считывание производится с периодом, </text:span><text:span text:style-name="T2">равным шагу интегрирования</text:span><text:span text:style-name="T6">.</text:span></text:p>
              </text:list-item>
              <text:list-item>
                <text:p text:style-name="P7">Удаление линейного тренда (<text:span text:style-name="T4">Да</text:span> или <text:span text:style-name="T4">Нет</text:span>) – если это свойство имеет значение <text:span text:style-name="T4">Да</text:span>, то из массива <text:span text:style-name="T1">накопленных</text:span> значений входного сигнала предварительно вычитается линейный тренд.</text:p>
              </text:list-item>
              <text:list-item>
                <text:p text:style-name="P7">Выводимая величина: наименование опции определяет тип спектральной плотности, рассчитываемой блоком. <text:span text:style-name="T4">Абсолютная плотность </text:span>- выводится <text:span text:style-name="T1">абсолютная</text:span> спектральная плотность анализируемого сигнала. <text:span text:style-name="T4">Нормированная плотность </text:span>- выводится <text:span text:style-name="T1">нормированная</text:span> на дисперсию спектральная плотность анализируемого сигнала.</text:p>
              </text:list-item>
              <text:list-item>
                <text:p text:style-name="P7">Окно фильтрации (<text:span text:style-name="T4">Квадратное</text:span>, <text:span text:style-name="T4">Ханнинга</text:span>, <text:span text:style-name="T4">Вэлча</text:span>, <text:span text:style-name="T4">Парсенса</text:span>). Тип окна определяет способ вычисления весовых коэффициентов при предварительной обработке данных. Если тип окна – <text:span text:style-name="T4">Квадратное</text:span>, то весовые коэффициенты равны единице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ектральная плотность</dc:title>
    <dc:date>2016-02-17T12:14:22.08</dc:date>
    <meta:generator>OpenOffice/4.1.1$Win32 OpenOffice.org_project/411m6$Build-9775</meta:generator>
    <meta:editing-duration>PT7H10M21S</meta:editing-duration>
    <meta:editing-cycles>180</meta:editing-cycles>
    <meta:document-statistic meta:table-count="1" meta:image-count="2" meta:object-count="5" meta:page-count="2" meta:paragraph-count="25" meta:word-count="353" meta:character-count="2732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X</mi>
      <mrow>
        <mrow>
          <mo stretchy="false">(</mo>
          <mrow>
            <mi>f</mi>
            <mi>,</mi>
            <mi>T</mi>
          </mrow>
          <mo stretchy="false">)</mo>
        </mrow>
        <mo stretchy="false">=</mo>
        <mo stretchy="false">Δ</mo>
      </mrow>
      <mi>t</mi>
      <mfenced open="(" close=")">
        <mrow>
          <mrow>
            <munderover>
              <mo stretchy="false">∑</mo>
              <mrow>
                <mrow>
                  <mi>n</mi>
                  <mo stretchy="false">=</mo>
                  <mn>1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row>
              <mrow>
                <msub>
                  <mi>x</mi>
                  <mi>n</mi>
                </msub>
                <mo stretchy="false">⋅</mo>
                <msup>
                  <mi>e</mi>
                  <mrow>
                    <mfrac>
                      <mrow>
                        <mrow>
                          <mrow>
                            <mo stretchy="false">−</mo>
                            <mi>i</mi>
                          </mrow>
                          <mo stretchy="false">⋅</mo>
                          <mn>2</mn>
                        </mrow>
                        <mo stretchy="false">π</mo>
                        <mi>f</mi>
                        <mi>n</mi>
                      </mrow>
                      <mrow>
                        <mi>N</mi>
                      </mrow>
                    </mfrac>
                  </mrow>
                </msup>
              </mrow>
            </mrow>
          </mrow>
        </mrow>
      </mfenced>
    </mrow>
    <annotation encoding="StarMath 5.0">X(f,T) = %DELTA t
left (
 sum from {n=1} to {N-1} {x_n cdot e ^ {{-i cdot 2 %pi f n} over {N}}}
right )</annotation>
  </semantics>
</math>
</file>

<file path=Object 2/content.xml><?xml version="1.0" encoding="utf-8"?>
<math xmlns="http://www.w3.org/1998/Math/MathML">
  <semantics>
    <mrow>
      <mrow>
        <msub>
          <mo stretchy="false">ϵ</mo>
          <mi>k</mi>
        </msub>
        <mo stretchy="false">=</mo>
        <mrow>
          <mfrac>
            <mrow>
              <mrow>
                <mn>2</mn>
                <mo stretchy="false">⋅</mo>
                <mo stretchy="false">Δ</mo>
              </mrow>
              <mi>t</mi>
            </mrow>
            <mrow>
              <mrow>
                <mi>N</mi>
                <mo stretchy="false">⋅</mo>
                <mo stretchy="false">ζ</mo>
              </mrow>
            </mrow>
          </mfrac>
          <mo stretchy="false">⋅</mo>
          <msub>
            <mi>X</mi>
            <mi>k</mi>
          </msub>
        </mrow>
      </mrow>
    </mrow>
    <annotation encoding="StarMath 5.0">%epsilon_k = {2 cdot %DELTA t} over { N cdot %zeta } cdot X_k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/content.xml><?xml version="1.0" encoding="utf-8"?>
<math xmlns="http://www.w3.org/1998/Math/MathML">
  <semantics>
    <mrow>
      <msub>
        <mi>X</mi>
        <mi>k</mi>
      </msub>
    </mrow>
    <annotation encoding="StarMath 5.0">X_k</annotation>
  </semantics>
</math>
</file>